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Heading_20_3">
      <style:text-properties officeooo:paragraph-rsid="00125fce"/>
    </style:style>
    <style:style style:name="P2" style:family="paragraph" style:parent-style-name="Text_20_body" style:list-style-name="L1">
      <style:text-properties officeooo:paragraph-rsid="00125f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nitoring</text:h>
      <text:h text:style-name="Heading_20_2" text:outline-level="2">Django (et al)</text:h>
      <text:h text:style-name="P1" text:outline-level="3">Notes</text:h>
      <text:list xml:id="list4742289100839288231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1:17:11.064005039</meta:creation-date>
    <dc:date>2020-10-11T11:20:54.271230803</dc:date>
    <meta:editing-duration>PT3M42S</meta:editing-duration>
    <meta:editing-cycles>2</meta:editing-cycles>
    <meta:generator>NeoOffice/3.2017.23$MacOSX_X86_64 NeoOffice_project/0</meta:generator>
    <meta:document-statistic meta:table-count="0" meta:image-count="0" meta:object-count="0" meta:page-count="1" meta:paragraph-count="4" meta:word-count="6" meta:character-count="30" meta:non-whitespace-character-count="28"/>
  </office:meta>
</office:document-meta>
</file>